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2000001017A3A2B8B.png" manifest:media-type="image/png"/>
  <manifest:file-entry manifest:full-path="Pictures/100000000000031200000270EB1DA091.png" manifest:media-type="image/png"/>
  <manifest:file-entry manifest:full-path="Pictures/100000000000032D000000998BEFEC57.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31C0000026FFDCE2297.png" manifest:media-type="image/png"/>
  <manifest:file-entry manifest:full-path="Pictures/100000000000033E0000010E4F461970.png" manifest:media-type="image/png"/>
  <manifest:file-entry manifest:full-path="Pictures/10000000000003C900000138CCFBBBF0.png" manifest:media-type="image/png"/>
  <manifest:file-entry manifest:full-path="Pictures/10000000000001A700000084893668F4.png" manifest:media-type="image/png"/>
  <manifest:file-entry manifest:full-path="Pictures/100000000000032400000116D3A8DCB4.png" manifest:media-type="image/png"/>
  <manifest:file-entry manifest:full-path="Pictures/10000000000003530000006B4007F53A.png" manifest:media-type="image/png"/>
  <manifest:file-entry manifest:full-path="Pictures/10000000000003C100000167422F0E9D.png" manifest:media-type="image/png"/>
  <manifest:file-entry manifest:full-path="Pictures/10000000000003C00000015EAD7D26D2.png" manifest:media-type="image/png"/>
  <manifest:file-entry manifest:full-path="Pictures/100000000000020C000000A6EDBEAC42.png" manifest:media-type="image/png"/>
  <manifest:file-entry manifest:full-path="Pictures/1000000000000202000001162E9C80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1682" officeooo:paragraph-rsid="00141682"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15a3a4" officeooo:paragraph-rsid="0015a3a4"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officeooo:rsid="0015a3a4" officeooo:paragraph-rsid="00141682"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ddc38" officeooo:paragraph-rsid="001ddc38"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3b488e" officeooo:paragraph-rsid="003b488e"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32fcad" officeooo:paragraph-rsid="0032fcad"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5a3a4" officeooo:paragraph-rsid="0015a3a4" style:font-weight-asian="normal" style:font-weight-complex="normal"/>
    </style:style>
    <style:style style:name="P8" style:family="paragraph" style:parent-style-name="Standard" style:list-style-name="L8">
      <style:paragraph-properties fo:text-align="start" style:justify-single-word="false"/>
      <style:text-properties style:text-underline-style="none" fo:font-weight="normal" officeooo:rsid="0015a3a4" officeooo:paragraph-rsid="0015a3a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7250c" officeooo:paragraph-rsid="0017250c"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b66cd" officeooo:paragraph-rsid="001b66cd"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b66cd" officeooo:paragraph-rsid="00299fa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ddc38" officeooo:paragraph-rsid="001ddc3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ddc38" officeooo:paragraph-rsid="001f562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f562e" officeooo:paragraph-rsid="001f562e" style:font-weight-asian="normal" style:font-weight-complex="normal"/>
    </style:style>
    <style:style style:name="P15" style:family="paragraph" style:parent-style-name="Standard" style:list-style-name="L9">
      <style:paragraph-properties fo:text-align="start" style:justify-single-word="false"/>
      <style:text-properties style:text-underline-style="none" fo:font-weight="normal" officeooo:rsid="001f562e" officeooo:paragraph-rsid="001f562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fef37" officeooo:paragraph-rsid="001fef37" style:font-weight-asian="normal" style:font-weight-complex="normal"/>
    </style:style>
    <style:style style:name="P17" style:family="paragraph" style:parent-style-name="Standard" style:list-style-name="L10">
      <style:paragraph-properties fo:text-align="start" style:justify-single-word="false"/>
      <style:text-properties style:text-underline-style="none" fo:font-weight="normal" officeooo:rsid="0021bf5a" officeooo:paragraph-rsid="0021bf5a" style:font-weight-asian="normal" style:font-weight-complex="normal"/>
    </style:style>
    <style:style style:name="P18" style:family="paragraph" style:parent-style-name="Standard" style:list-style-name="L11">
      <style:paragraph-properties fo:text-align="start" style:justify-single-word="false"/>
      <style:text-properties style:text-underline-style="none" fo:font-weight="normal" officeooo:rsid="0021bf5a" officeooo:paragraph-rsid="0021bf5a"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36a9f" officeooo:paragraph-rsid="00236a9f"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7c91b" officeooo:paragraph-rsid="00236a9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7c91b" officeooo:paragraph-rsid="0027c91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97a0b" officeooo:paragraph-rsid="00297a0b" style:font-weight-asian="normal" style:font-weight-complex="normal"/>
    </style:style>
    <style:style style:name="P23" style:family="paragraph" style:parent-style-name="Standard" style:list-style-name="L8">
      <style:paragraph-properties fo:text-align="start" style:justify-single-word="false"/>
      <style:text-properties style:text-underline-style="none" fo:font-weight="normal" officeooo:rsid="002c83eb" officeooo:paragraph-rsid="002c83eb" style:font-weight-asian="normal" style:font-weight-complex="normal"/>
    </style:style>
    <style:style style:name="P24" style:family="paragraph" style:parent-style-name="Standard" style:list-style-name="L12">
      <style:paragraph-properties fo:text-align="start" style:justify-single-word="false"/>
      <style:text-properties style:text-underline-style="none" fo:font-weight="normal" officeooo:rsid="002e4c98" officeooo:paragraph-rsid="002e4c9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e63f7" officeooo:paragraph-rsid="002e63f7"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4a367" officeooo:paragraph-rsid="0034a367"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36cde4" officeooo:paragraph-rsid="0036cde4"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8bab9" officeooo:paragraph-rsid="0038bab9" style:font-weight-asian="normal" style:font-weight-complex="normal"/>
    </style:style>
    <style:style style:name="P29" style:family="paragraph" style:parent-style-name="Standard" style:list-style-name="L13">
      <style:paragraph-properties fo:text-align="start" style:justify-single-word="false"/>
      <style:text-properties style:text-underline-style="none" fo:font-weight="normal" officeooo:rsid="003c1fa6" officeooo:paragraph-rsid="003c1fa6"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c1fa6" officeooo:paragraph-rsid="003c1fa6" style:font-weight-asian="normal" style:font-weight-complex="normal"/>
    </style:style>
    <style:style style:name="P31" style:family="paragraph" style:parent-style-name="Standard">
      <style:paragraph-properties fo:text-align="start" style:justify-single-word="false"/>
      <style:text-properties style:text-underline-style="none" fo:font-weight="bold" officeooo:rsid="0032fcad" officeooo:paragraph-rsid="0032fcad" style:font-weight-asian="bold" style:font-weight-complex="bold"/>
    </style:style>
    <style:style style:name="P32" style:family="paragraph">
      <style:paragraph-properties fo:text-align="center"/>
    </style:style>
    <style:style style:name="T1" style:family="text">
      <style:text-properties officeooo:rsid="0015a3a4"/>
    </style:style>
    <style:style style:name="T2" style:family="text">
      <style:text-properties officeooo:rsid="001864a0"/>
    </style:style>
    <style:style style:name="T3" style:family="text">
      <style:text-properties officeooo:rsid="001bf6a3"/>
    </style:style>
    <style:style style:name="T4" style:family="text">
      <style:text-properties officeooo:rsid="0029b5fe"/>
    </style:style>
    <style:style style:name="T5" style:family="text">
      <style:text-properties officeooo:rsid="002fe916"/>
    </style:style>
    <style:style style:name="fr1"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xt:span text:style-name="T1">Test par interface</text:span></text:p>
      <text:p text:style-name="P1"/>
      <text:p text:style-name="P2"/>
      <text:p text:style-name="P2">Test de validité </text:p>
      <text:p text:style-name="P7"/>
      <text:list xml:id="list2680377898009788515" text:style-name="L8">
        <text:list-item>
          <text:p text:style-name="P23">choix du mode de fonctionnement </text:p>
        </text:list-item>
      </text:list>
      <text:p text:style-name="P9"><text:tab/></text:p>
      <text:p text:style-name="P9"><text:tab/>Nous avons <text:span text:style-name="T2">testé le programme en saisissant différents paramètres non conformes aux données attendus afin de voir si le programme gérait les cas d'erreurs. </text:span></text:p>
      <text:list xml:id="list203933241502904" text:continue-numbering="true" text:style-name="L8">
        <text:list-header>
          <text:p text:style-name="P8"/>
        </text:list-header>
      </text:list>
      <text:p text:style-name="P3"><draw:frame draw:style-name="fr4" draw:name="Image4" text:anchor-type="paragraph" svg:x="7.343cm" svg:y="0.131cm" svg:width="10.273cm" svg:height="4.076cm" draw:z-index="3"><draw:image xlink:href="Pictures/1000000000000202000001162E9C80C5.png" xlink:type="simple" xlink:show="embed" xlink:actuate="onLoad"/></draw:frame><draw:frame draw:style-name="fr1"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11">Nous pouvons voir que si nous ne saisissons pas un nombre entier, nous obtenons une exception. Nous pouvons expliquer cette erreur par la la lecture des entrées claviers. <text:span text:style-name="T3">En effet, le programme récupère les données saisies comme des entiers, comme nous pouvons le voir dans le main. Il n'y a pas de cas d'erreurs traitant les données d'un autre type. </text:span></text:p>
      <text:p text:style-name="P11"><draw:frame draw:style-name="fr4" draw:name="Image5" text:anchor-type="paragraph" svg:x="0.159cm" svg:y="0.282cm" svg:width="17cm" svg:height="2.136cm" draw:z-index="4"><draw:image xlink:href="Pictures/10000000000003530000006B4007F53A.png" xlink:type="simple" xlink:show="embed" xlink:actuate="onLoad"/></draw:frame></text:p>
      <text:list xml:id="list7704766328899692081" text:style-name="L12">
        <text:list-item>
          <text:p text:style-name="P24">Définition du graphe </text:p>
        </text:list-item>
      </text:list>
      <text:p text:style-name="P31">a) des problèmes</text:p>
      <text:p text:style-name="P11"><text:span text:style-name="T3">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span></text:p>
      <text:p text:style-name="P10"/>
      <text:p text:style-name="P10"><draw:frame draw:style-name="fr4" draw:name="Image12" text:anchor-type="paragraph" svg:x="-0.265cm" svg:y="0.349cm" svg:width="17cm" svg:height="5.473cm" draw:z-index="15"><draw:image xlink:href="Pictures/10000000000003C900000138CCFBBBF0.png" xlink:type="simple" xlink:show="embed" xlink:actuate="onLoad"/></draw:frame></text:p>
      <text:p text:style-name="P10"><text:soft-page-break/></text:p>
      <text:p text:style-name="P25">Lorsque nous saisissons un nombre d’arêtes incohérent, le système nous envoie un message d'erreur mais le programme continue de s'exécuter. <text:span text:style-name="T5">Il manque un arrêt du programme (possible avec System.exit)</text:span></text:p>
      <text:p text:style-name="P25"><draw:frame draw:style-name="fr4" draw:name="Image13" text:anchor-type="paragraph" svg:x="-0.265cm" svg:y="0.661cm" svg:width="17cm" svg:height="5.528cm" draw:z-index="16"><draw:image xlink:href="Pictures/100000000000033E0000010E4F461970.png" xlink:type="simple" xlink:show="embed" xlink:actuate="onLoad"/></draw:frame></text:p>
      <text:p text:style-name="P10"/>
      <text:p text:style-name="P6">b)Quelques incohérences</text:p>
      <text:p text:style-name="P26">Nous pouvons tester le programme en ayant un paramètre de kernelization négatif ce qui est incohérent puisque, nous ne pourrons jamais recouvrir toutes les arêtes du graphe avec un paramètre négatif. </text:p>
      <text:p text:style-name="P26"><draw:frame draw:style-name="fr4" draw:name="Image14" text:anchor-type="paragraph" svg:x="1.341cm" svg:y="0.277cm" svg:width="12.756cm" svg:height="5.161cm" draw:z-index="17"><draw:image xlink:href="Pictures/100000000000032400000116D3A8DCB4.png" xlink:type="simple" xlink:show="embed" xlink:actuate="onLoad"/></draw:frame></text:p>
      <text:p text:style-name="P10"/>
      <text:p text:style-name="P14"/>
      <text:p text:style-name="P14"/>
      <text:p text:style-name="P14"/>
      <text:p text:style-name="P14"/>
      <text:p text:style-name="P14"/>
      <text:p text:style-name="P14"/>
      <text:p text:style-name="P14"/>
      <text:p text:style-name="P14"/>
      <text:p text:style-name="P14"/>
      <text:p text:style-name="P14"/>
      <text:p text:style-name="P27">De la même manière, nous pouvons saisir un paramètre de kernalization très grand ce qui est inutile puisque nous pourrons recourvir toutes les arêtes en prenant un paramètre égal à l'ordre du graphe.</text:p>
      <text:p text:style-name="P14"><draw:frame draw:style-name="fr4" draw:name="Image15" text:anchor-type="paragraph" svg:x="2.083cm" svg:y="0.192cm" svg:width="12.437cm" svg:height="5.442cm" draw:z-index="18"><draw:image xlink:href="Pictures/100000000000034300000121FEB3B06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8">Il faudrait donc veiller à ce que le paramètre saisit soit cohérent avec l'ordre du graphe. </text:p>
      <text:p text:style-name="P14"/>
      <text:list xml:id="list2112863711771605620" text:style-name="L9">
        <text:list-header>
          <text:p text:style-name="P15"/>
        </text:list-header>
        <text:list-item>
          <text:p text:style-name="P15">Test sur le fonctionnement du programme</text:p>
        </text:list-item>
      </text:list>
      <text:p text:style-name="P16"><text:soft-page-break/>Le fonctionnement du mode aléatoire du programme est cohérent. Les relations entre les sommets changent à chaque exécution. <text:s/><text:span text:style-name="T4">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 </text:span></text:p>
      <text:p text:style-name="P14"/>
      <text:p text:style-name="P10"><text:s/></text:p>
      <text:p text:style-name="P4">Test concernant la facilité d'utilisation</text:p>
      <text:p text:style-name="P5"/>
      <text:list xml:id="list1526064534770817033" text:style-name="L13">
        <text:list-item>
          <text:p text:style-name="P29">Première utilisation</text:p>
        </text:list-item>
      </text:list>
      <text:p text:style-name="P30">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30"/>
      <text:p text:style-name="P30"/>
      <text:list xml:id="list485260488706953572" text:style-name="L10">
        <text:list-item>
          <text:p text:style-name="P17">Saisie du mode de fonctionnement du programme</text:p>
          <text:p text:style-name="P17"/>
        </text:list-item>
      </text:list>
      <text:p text:style-name="P12">Lorsque nous saisissons un nombre entier qui n'est pas 1 ou 2 comme demandé sur l'interface, le programme tourne jusqu’à ce que l'on saisisse la bonne valeur. </text:p>
      <text:p text:style-name="P12"><draw:frame draw:style-name="fr3" draw:name="Image3" text:anchor-type="paragraph" svg:x="0.141cm" svg:y="0.446cm" svg:width="7.65cm" svg:height="3.949cm" draw:z-index="2"><draw:image xlink:href="Pictures/100000000000020C000000A6EDBEAC42.png" xlink:type="simple" xlink:show="embed" xlink:actuate="onLoad"/></draw:frame><draw:frame draw:style-name="fr2" draw:name="Image2" text:anchor-type="paragraph" svg:x="8.989cm" svg:y="0.418cm" svg:width="6.934cm" svg:height="3.679cm" draw:z-index="1"><draw:image xlink:href="Pictures/10000000000003C00000015EAD7D26D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3">Nous avons trouvé qu'il y avait un manque intuitivité. En effet, un utilisateur novice peut se demander pourquoi le programme ne fonctionne pas. Un message « veuillez saisir 1 ou 2 » aurait été apprécié.</text:p>
      <text:p text:style-name="P13"/>
      <text:p text:style-name="P13"/>
      <text:list xml:id="list3945183497642523317" text:style-name="L11">
        <text:list-item>
          <text:p text:style-name="P18">Mode aléatoire </text:p>
        </text:list-item>
      </text:list>
      <text:p text:style-name="P13"><text:s/></text:p>
      <text:p text:style-name="P14">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12"><draw:frame draw:style-name="fr4" draw:name="Image6" text:anchor-type="paragraph" svg:x="-0.138cm" svg:y="0.767cm" svg:width="11.19cm" svg:height="3.493cm" draw:z-index="5"><draw:image xlink:href="Pictures/10000000000001A700000084893668F4.png" xlink:type="simple" xlink:show="embed" xlink:actuate="onLoad"/></draw:frame></text:p>
      <text:p text:style-name="P12"/>
      <text:p text:style-name="P12"/>
      <text:p text:style-name="P12"/>
      <text:p text:style-name="P12"/>
      <text:p text:style-name="P12"/>
      <text:p text:style-name="P12"/>
      <text:p text:style-name="P12"/>
      <text:p text:style-name="P12"/>
      <text:p text:style-name="P12"><text:soft-page-break/></text:p>
      <text:p text:style-name="P12"/>
      <text:p text:style-name="P19">Lorsque nous lançons le mode aléatoire un graphe apparaît puis il appuyer sur entrée dans la console pour appliquer la règle de transformation du graphe suivante. Un message nous l'indiquant aurait été le bienvenue</text:p>
      <text:p text:style-name="P19"><draw:frame draw:style-name="fr4" draw:name="Image7" text:anchor-type="paragraph" svg:x="0.116cm" svg:y="0.476cm" svg:width="9.202cm" svg:height="6.398cm" draw:z-index="9"><draw:image xlink:href="Pictures/100000000000031C0000026FFDCE2297.png" xlink:type="simple" xlink:show="embed" xlink:actuate="onLoad"/></draw:frame><draw:frame draw:style-name="fr4"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32" svg:width="5.557cm" svg:height="2.911cm" svg:x="10.814cm" svg:y="2.171cm"><text:p/></draw:rec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Image9" text:anchor-type="paragraph" svg:x="-0.609cm" svg:y="-0.145cm" svg:width="9.387cm" svg:height="6.484cm" draw:z-index="10"><draw:image xlink:href="Pictures/100000000000031200000270EB1DA091.png" xlink:type="simple" xlink:show="embed" xlink:actuate="onLoad"/></draw:frame></text:p>
      <text:p text:style-name="P19"/>
      <text:p text:style-name="P19"/>
      <text:p text:style-name="P19"><draw:rect text:anchor-type="paragraph" draw:z-index="12" draw:style-name="gr1" draw:text-style-name="P32" svg:width="5.557cm" svg:height="2.911cm" svg:x="11.158cm" svg:y="0.166cm"><text:p/></draw:rect></text:p>
      <text:p text:style-name="P19"><draw:frame text:anchor-type="paragraph" draw:z-index="13" draw:style-name="gr3" svg:width="4.578cm" svg:height="1.95cm" svg:x="11.714cm" svg:y="0.422cm"><draw:text-box><text:p>Deuxième graphe obtenu</text:p><text:p>Après appui sur Entrée</text:p><text:p/><text:p>Etat du programme</text:p></draw:text-box></draw:frame></text:p>
      <text:p text:style-name="P19"/>
      <text:p text:style-name="P19"/>
      <text:p text:style-name="P19"/>
      <text:p text:style-name="P19"/>
      <text:p text:style-name="P19"/>
      <text:p text:style-name="P19"/>
      <text:p text:style-name="P19"/>
      <text:p text:style-name="P19"/>
      <text:p text:style-name="P19"/>
      <text:p text:style-name="P20"><draw:frame draw:style-name="fr5" draw:name="Image10" text:anchor-type="paragraph" svg:width="17cm" svg:height="5.156cm" draw:z-index="11"><draw:image xlink:href="Pictures/100000000000030A000000EC201A752B.png" xlink:type="simple" xlink:show="embed" xlink:actuate="onLoad"/></draw:frame><text:soft-page-break/></text:p>
      <text:p text:style-name="P21"/>
      <text:p text:style-name="P22">Nous trouvons également dommage de ne pas pouvoir choisir les relations entre les sommets. Il est uniquement possible de choisir le nombre de sommet, d'arêtes et le paramètre de kernelization. </text:p>
      <text:p text:style-name="P21"/>
      <text:p text:style-name="P21"><draw:frame draw:style-name="fr5" draw:name="Image11" text:anchor-type="paragraph" svg:width="17cm" svg:height="5.447cm" draw:z-index="14"><draw:image xlink:href="Pictures/1000000000000322000001017A3A2B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08T20:39:32.169021903</dc:date>
    <meta:editing-duration>PT3H12M52S</meta:editing-duration>
    <meta:editing-cycles>38</meta:editing-cycles>
    <meta:generator>LibreOffice/4.2.8.2$Linux_X86_64 LibreOffice_project/420m0$Build-2</meta:generator>
    <meta:document-statistic meta:table-count="0" meta:image-count="15" meta:object-count="0" meta:page-count="5" meta:paragraph-count="31" meta:word-count="624" meta:character-count="3819" meta:non-whitespace-character-count="3209"/>
  </office:meta>
</office:document-meta>
</file>